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daad" officeooo:paragraph-rsid="000a782f"/>
    </style:style>
    <style:style style:name="P2" style:family="paragraph" style:parent-style-name="Standard">
      <style:text-properties style:font-name="Calibri" officeooo:rsid="0008daad" officeooo:paragraph-rsid="0008daad"/>
    </style:style>
    <style:style style:name="P3" style:family="paragraph" style:parent-style-name="Standard">
      <style:text-properties officeooo:rsid="000a782f" officeooo:paragraph-rsid="000a782f"/>
    </style:style>
    <style:style style:name="P4" style:family="paragraph" style:parent-style-name="Standard">
      <style:text-properties officeooo:rsid="000b4a47" officeooo:paragraph-rsid="000b4a47"/>
    </style:style>
    <style:style style:name="P5" style:family="paragraph" style:parent-style-name="Standard">
      <style:text-properties officeooo:rsid="000b8f5f" officeooo:paragraph-rsid="000b8f5f"/>
    </style:style>
    <style:style style:name="P6" style:family="paragraph" style:parent-style-name="Standard">
      <style:text-properties officeooo:rsid="000d232a" officeooo:paragraph-rsid="000d232a"/>
    </style:style>
    <style:style style:name="P7" style:family="paragraph" style:parent-style-name="Standard">
      <style:text-properties officeooo:rsid="000e5e55" officeooo:paragraph-rsid="000e5e55"/>
    </style:style>
    <style:style style:name="P8" style:family="paragraph" style:parent-style-name="Standard">
      <style:text-properties style:font-name="Calibri" officeooo:rsid="0008daad" officeooo:paragraph-rsid="0008daad"/>
    </style:style>
    <style:style style:name="P9" style:family="paragraph" style:parent-style-name="Standard">
      <style:text-properties style:font-name="Calibri" officeooo:rsid="000a782f" officeooo:paragraph-rsid="000a782f"/>
    </style:style>
    <style:style style:name="P10" style:family="paragraph" style:parent-style-name="Standard">
      <style:text-properties style:font-name="Calibri" officeooo:rsid="000a8ef2" officeooo:paragraph-rsid="000a782f"/>
    </style:style>
    <style:style style:name="P11" style:family="paragraph" style:parent-style-name="Standard">
      <style:text-properties style:font-name="Calibri" officeooo:rsid="000b4a47" officeooo:paragraph-rsid="000b4a47"/>
    </style:style>
    <style:style style:name="P12" style:family="paragraph" style:parent-style-name="Standard">
      <style:text-properties style:font-name="Calibri" officeooo:rsid="000b8f5f" officeooo:paragraph-rsid="000b4a47"/>
    </style:style>
    <style:style style:name="P13" style:family="paragraph" style:parent-style-name="Standard">
      <style:text-properties style:font-name="Calibri" officeooo:rsid="000b8f5f" officeooo:paragraph-rsid="000b8f5f"/>
    </style:style>
    <style:style style:name="P14" style:family="paragraph" style:parent-style-name="Standard">
      <style:text-properties style:font-name="Calibri" officeooo:rsid="000d232a" officeooo:paragraph-rsid="000b8f5f"/>
    </style:style>
    <style:style style:name="P15" style:family="paragraph" style:parent-style-name="Standard">
      <style:text-properties style:font-name="Calibri" officeooo:rsid="000d232a" officeooo:paragraph-rsid="000d232a"/>
    </style:style>
    <style:style style:name="P16" style:family="paragraph" style:parent-style-name="Standard">
      <style:text-properties style:font-name="Calibri" officeooo:rsid="000e5e55" officeooo:paragraph-rsid="000d232a"/>
    </style:style>
    <style:style style:name="P17" style:family="paragraph" style:parent-style-name="Standard">
      <style:text-properties style:font-name="Calibri" officeooo:rsid="000e5e55" officeooo:paragraph-rsid="000e5e55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a782f"/>
    </style:style>
    <style:style style:name="T3" style:family="text">
      <style:text-properties style:font-name="Calibri" officeooo:rsid="000a8ef2"/>
    </style:style>
    <style:style style:name="T4" style:family="text">
      <style:text-properties style:font-name="Calibri" officeooo:rsid="000b8f5f"/>
    </style:style>
    <style:style style:name="T5" style:family="text">
      <style:text-properties style:font-name="Calibri" officeooo:rsid="000bf6e3"/>
    </style:style>
    <style:style style:name="T6" style:family="text">
      <style:text-properties style:font-name="Calibri" officeooo:rsid="000d232a"/>
    </style:style>
    <style:style style:name="T7" style:family="text">
      <style:text-properties style:font-name="Calibri" officeooo:rsid="000e5e55"/>
    </style:style>
    <style:style style:name="T8" style:family="text">
      <style:text-properties style:font-name="Calibri" officeooo:rsid="001055f8"/>
    </style:style>
    <style:style style:name="T9" style:family="text">
      <style:text-properties officeooo:rsid="0011c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NCTIONNEMENT D’ANDROID STUDIO</text:p>
      <text:p text:style-name="P2"/>
      <text:p text:style-name="P2">Les Layouts sont des fichiers XML, ils servent à créé les vues qui seront affichés par l’application (boutons, bar des taches, textView, etc.).</text:p>
      <text:p text:style-name="P2">Deux types différents : </text:p>
      <text:p text:style-name="P2">- Le LinearLayout, les éléments créés sont alignés en ligne verticale ou horizontale.</text:p>
      <text:p text:style-name="P2">- Le RelativeLayout, les éléments créés sont placés en fonctions des autres éléments.</text:p>
      <text:p text:style-name="P2"/>
      <text:p text:style-name="P1"><text:span text:style-name="T1">Les fichiers Java contiennent le code qui servira à effectuer des actions définies lors de l’interaction avec les éléments </text:span><text:span text:style-name="T2">(événements de clicks, etc).</text:span></text:p>
      <text:p text:style-name="P9"/>
      <text:p text:style-name="P9"/>
      <text:p text:style-name="P9">PRISE EN MAIN D’ANDROID STUDIO</text:p>
      <text:p text:style-name="P9"/>
      <text:p text:style-name="P9">1ere utilisation d’Android Studio → familiarisation avec l’IDE </text:p>
      <text:p text:style-name="P3"><text:span text:style-name="T1">un Bouton et une te</text:span><text:span text:style-name="T3">xtView, l’appuie sur le bouton change le texte de la texteView</text:span></text:p>
      <text:p text:style-name="P10"/>
      <text:p text:style-name="P10"/>
      <text:p text:style-name="P4"><text:span text:style-name="T3">T</text:span><text:span text:style-name="T1">ESTS</text:span></text:p>
      <text:p text:style-name="P11"/>
      <text:p text:style-name="P4"><text:span text:style-name="T1">Pour réaliser les tests, j’ai utiliser les logs que propose Android studio. Pour cela il faut ajouté dans le fichier Java une ligne </text:span><text:span text:style-name="T4">qui fait remonter les informations voulues dans le log.</text:span></text:p>
      <text:p text:style-name="P4"><text:span text:style-name="T1">(ici j’affiche </text:span><text:span text:style-name="T4">le nombre de portes et le mode actuel du SAS lors de la connexion entre les deux appareils)</text:span></text:p>
      <text:p text:style-name="P12"/>
      <text:p text:style-name="P12"/>
      <text:p text:style-name="P13">CHOIX DE L’IDE</text:p>
      <text:p text:style-name="P13"/>
      <text:p text:style-name="P5"><text:span text:style-name="T2">A</text:span><text:span text:style-name="T1">ndroid Studio est l’IDE officiel Android, il possède un documentation très détaillées et est très performant.</text:span></text:p>
      <text:p text:style-name="P5"><text:span text:style-name="T1">Alternative : APP Inventor </text:span><text:span text:style-name="T6">→ MIT</text:span><text:span text:style-name="T1">, </text:span><text:span text:style-name="T5">il ne permet pas d’utiliser complètement </text:span><text:span text:style-name="T6">les ressources de l’appareil et est limité.</text:span></text:p>
      <text:p text:style-name="P14"/>
      <text:p text:style-name="P14"/>
      <text:p text:style-name="P15">UTILISATION DE GIT</text:p>
      <text:p text:style-name="P15"/>
      <text:p text:style-name="P15">Nous avons utilisé Git, un logiciel permettant de stocker l’ensemble des fichiers en conservant la chronologie de toutes les modifications effectués. </text:p>
      <text:p text:style-name="P15"/>
      <text:p text:style-name="P15"/>
      <text:p text:style-name="P15">OBJECTIF </text:p>
      <text:p text:style-name="P15"/>
      <text:p text:style-name="P6"><text:span text:style-name="T1">L’objectif est donc de réaliser une application Android qui permettrait de faire les mêmes </text:span><text:span text:style-name="T7">fonctionnalité que le pupitre matériel. Cette application devra communiquer en Bluetooth avec la carte principale du système.</text:span></text:p>
      <text:p text:style-name="P16"/>
      <text:p text:style-name="P16"/>
      <text:p text:style-name="P17">CONNEXION BLUETOOTH <text:span text:style-name="T9">AVEC LA CARTE PRINCIPALE</text:span></text:p>
      <text:p text:style-name="P17"/>
      <text:p text:style-name="P7"><text:soft-page-break/><text:span text:style-name="T1">La partie de Damien Firze étant importante et la communication Bluetooth n’étant pas la priorité <text:s/>de sa partie </text:span><text:span text:style-name="T8">il n’a pas eu le temps de mettre an place le Bluetooth</text:span><text:span text:style-name="T1">, pour la suite du projet j’ai donc réalisé la connexion avec un autre appareils Andro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0:18:37.087000000</meta:creation-date>
    <dc:date>2018-06-19T16:43:03.990000000</dc:date>
    <meta:editing-duration>PT1H46M31S</meta:editing-duration>
    <meta:editing-cycles>2</meta:editing-cycles>
    <meta:generator>LibreOffice/5.3.5.2$Windows_x86 LibreOffice_project/50d9bf2b0a79cdb85a3814b592608037a682059d</meta:generator>
    <meta:document-statistic meta:table-count="0" meta:image-count="0" meta:object-count="0" meta:page-count="2" meta:paragraph-count="21" meta:word-count="305" meta:character-count="1924" meta:non-whitespace-character-count="1635"/>
  </office:meta>
</office:document-meta>
</file>